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T9" style:parent-style-name="DefaultParagraphFont" style:family="text">
      <style:text-properties fo:font-style="italic" style:font-style-asian="italic" style:font-style-complex="italic"/>
    </style:style>
    <style:style style:name="P10" style:parent-style-name="Quotations" style:family="paragraph">
      <style:paragraph-properties fo:text-align="center"/>
    </style:style>
    <style:style style:name="P11" style:parent-style-name="Normal" style:family="paragraph">
      <style:paragraph-properties fo:margin-bottom="0.0972in"/>
    </style:style>
    <style:style style:name="P12" style:parent-style-name="Normal" style:family="paragraph">
      <style:paragraph-properties fo:margin-bottom="0.0972in"/>
    </style:style>
    <style:style style:name="P13" style:parent-style-name="Normal" style:family="paragraph">
      <style:paragraph-properties fo:margin-bottom="0.0972in"/>
    </style:style>
    <style:style style:name="P14" style:parent-style-name="Normal" style:family="paragraph">
      <style:paragraph-properties fo:margin-bottom="0.0972in"/>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Quotations" style:family="paragraph">
      <style:paragraph-properties fo:text-align="center"/>
    </style:style>
  </office:automatic-styles>
  <office:body>
    <office:text text:use-soft-page-breaks="true">
      <text:p text:style-name="P1">Paradise’s end</text:p>
      <text:p text:style-name="P2">1.</text:p>
      <text:p text:style-name="Textbody"><text:tab/>“Great success comes to those who try first gentlemen, and you have the privilege now of being one of the first. Let me tell you, -No show you! 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3,567,877 miles traveled</text:p>
        </text:list-item>
        <text:list-item>
          <text:p text:style-name="P5">5 laptops used and broken</text:p>
        </text:list-item>
        <text:list-item>
          <text:p text:style-name="P6">14 suitcases dragged around and torn</text:p>
        </text:list-item>
        <text:list-item>
          <text:p text:style-name="P7">675 unique hotels stayed in</text:p>
        </text:list-item>
        <text:list-item>
          <text:p text:style-name="P8">…</text:p>
        </text:list-item>
      </text:list>
      <text:p text:style-name="Textbody"><text:tab/>And on and on. It was his life, or more specifically the measurable part of his life. The day-to-day mundane tasks of a traveling salesman. He had a family, with a wife and kids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 and cups and the chatter of the stewardess’ handing them out.</text:p>
      <text:p text:style-name="Textbody"><text:tab/>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text:s/><text:soft-page-break/>Especially the brand of sparkling water that he favored. The arm rests were the perfect height and the head support<text:s/>was applying soft contact right at the center of his skull.</text:p>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Most certainly you will” Tom thought.</text:p>
      <text:p text:style-name="Textbody"><text:tab/>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text:s/>the brown one he was traveling with), 2 pairs of socks, underwear and tank tops, toothbrush with a travel toothpaste, an electric razor, some hidden cash just in case, a bottle of cologne, deodorant and some company material he didn’t need to read during<text:s/>the flight. Besides this the suitcase was equipped with an inbuilt 800 Amp battery and a fordable seat. It was a birthday present from his wife which he thoroughly enjoyed.</text:p>
      <text:p text:style-name="Textbody"><text:tab/>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text:p>
      <text:p text:style-name="Textbody"><text:tab/>“Good afternoon Mr. Heidecker! Good to see you again. Was everything to your enjoyment during our flight?” Inquired the stewardess at the door with a smile.</text:p>
      <text:p text:style-name="Textbody"><text:tab/>“Oh, most<text:s/>excellent!” replied Tom “How you keep this level of consistency is something I never stop to wonder when I go aboard one of your flights.”</text:p>
      <text:p text:style-name="Textbody"><text:tab/>“We are happy to hear it Mr. Heidecker! As we say in Paradise’s End ‘<text:span text:style-name="T9">It’s the Journey, not the Destination</text:span>’”</text:p>
      <text:p text:style-name="Textbody"><text:tab/>“It most certainly is” He said with a smile.</text:p>
      <text:p text:style-name="Textbody"><text:tab/>In that last moment moment though, just before he was about to fully turn towards the plane door and exit, he thought he saw something strange on the stewardess’ face. Just for a second it looked like there was light<text:s/>radiating from all around her and that the pupils of her eyes had ceased to exist and only white orbs remained. It was certainly an unnerving image and Tom had to do a quick double take to make sure he wasn’t losing his mind, but only the reassuring image<text:s/>of tall young woman smiling back at him remained. He shrugged it off as a trick of the light and carried on through the gate.</text:p>
      <text:p text:style-name="P10"><text:span text:style-name="Emphasis">2.</text:span></text:p>
      <text:p text:style-name="P1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text:s/><text:soft-page-break/>due to miscalculations of the distance between connecting gates at the terminal, or due to “short” snack/coffee breaks meanwhile self-assuringly saying to yourself “Oh no, no need to rush. there’s loads of time!” Tom disliked these kinds<text:s/>of people, he found something selfish in this way of operating, but as a salesperson, this was a belief he kept to himself.</text:p>
      <text:p text:style-name="P12"><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text:p>
      <text:p text:style-name="P13"><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4"><text:tab/><text:s/>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5"><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16"><text:tab/>“Can I get a big cup of coffee, black?” He asked a bit groggy “No, no nothing else, thank you! Please make it to go, the wife’s waiting for me.”</text:p>
      <text:soft-page-break/>
      <text:p text:style-name="P17">The waitress gave him the cup, and he took a small sip and kept his nose over it with his eyes closed as if it were a healing salve.</text:p>
      <text:p text:style-name="P18"><text:tab/>“Been traveling long?” inquired Tom.</text:p>
      <text:p text:style-name="P19"><text:tab/>“10 hours now!” exclaimed the stranger “Me and my wife are going down to the Canneries, for our honeymoon.”</text:p>
      <text:p text:style-name="P20"><text:tab/>“Congratulations!” exclaimed Tom</text:p>
      <text:p text:style-name="P21"><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2"><text:tab/>With that he took a big chug of his drink and rose up. “Have a good flight mister!”</text:p>
      <text:p text:style-name="P23"><text:tab/>“Thanks,<text:s/>you too!”</text:p>
      <text:p text:style-name="P24"><text:tab/>“I’m sure we will!” And with that he started back through the corridor Tom had just came through.</text:p>
      <text:p text:style-name="P25"><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snes as expressed by their face. For some reason they were<text:s/>always either underdressed or overdressed for the weather of their destination. Then you had your backpackers, young adults under-prepared for wherever they were planning to go although that was part of the fun, he guessed. Seniors, usually in a group going someplace warm. There were the suits dressed much like him and carrying the same equipment. Slim, compact, all in order to be as efficient and as fast as possible.</text:p>
      <text:p text:style-name="P26"><text:tab/>“All passengers heading to La Guardia airport, please head to gate G17. Boarding is about<text:s/>to commence.”</text:p>
      <text:p text:style-name="P27"><text:tab/>And with that Tom picked up his things and went back through the corridor. Passing through the marble gate G17 hi did feel a strange warmth passing through his body</text:p>
      <text:p text:style-name="P28"><text:span text:style-name="Emphasis">3.</text:span></text:p>
      <text:p text:style-name="Normal"><text:tab/>30 minutes later and the plane was slowly moving down the<text:s/>runway, preparing to take off. It was a surprisingly empty flight for a transcon1tinental journey. Looking around he could maybe make out 20 maybe 30 people on his level. Of course, he was flying business class, so it was a bit hard to see between the different compartments, but still even in business class there was only one other person. Strangely enough that person was also wearing what appeared to be a flight captain’s uniform. He was casually sipping coffee while reading the newspaper.</text:p>
      <text:p text:style-name="Normal"><text:tab/></text:p>
      <text:p text:style-name="Normal"><text:tab/>“Ok, well it seems it’s going to be a quiet flight” Tom thought.</text:p>
      <text:p text:style-name="Normal"><text:tab/>“Prepare for takeoff.” <text:s/>Sounded on the intercom.</text:p>
      <text:p text:style-name="Normal">Tom braced himself for the take-off. The plane<text:s/>gathered more and more speed as it was heading down the runway. The cabin started to shake and rattle from the wind resistance.<text:s/>The engines were booming from the outside. And just at the moment of takeoff… Nothng.<text:s/></text:p>
      <text:soft-page-break/>
      <text:p text:style-name="Normal"><text:tab/>It was a weird experience<text:s/>for Tom. It was as if Time and Space had halted. It was impossible<text:s/>to describe, with words or any other means of communications, since any action or predicate that implied continuity wasn’t possible. It was a completely dark, cold space. And he was jut existing there for what felt a long time. But then suddenly<text:s/>a blast of light hit him and blinded him. After some time he came back to it and found himself on the flo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04T14:55:00Z</dc:date>
    <meta:template xlink:href="Normal.dotm" xlink:type="simple"/>
    <meta:editing-cycles>27</meta:editing-cycles>
    <meta:editing-duration>PT22080S</meta:editing-duration>
    <meta:document-statistic meta:page-count="5" meta:paragraph-count="27" meta:word-count="1946" meta:character-count="13795" meta:row-count="98" meta:non-whitespace-character-count="11876"/>
  </office:meta>
</office:document-meta>
</file>